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7.02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55cm" fo:min-width="2.41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5.05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2.27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87cm" fo:min-width="2.275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5.692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54cm" fo:min-width="2.546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6.616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87cm" fo:min-width="2.274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88cm" fo:min-width="2.275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88cm" fo:min-width="2.07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4" draw:layer="layout" svg:width="7.528cm" svg:height="1.576cm" svg:x="5.715cm" svg:y="9.919cm">
          <draw:text-box>
            <text:p text:style-name="P1">r3=<text:span text:style-name="T1">Ф</text:span><text:span text:style-name="T2">(r2,r4,r5)</text:span></text:p>
          </draw:text-box>
        </draw:frame>
        <draw:frame draw:style-name="gr2" draw:text-style-name="P1" draw:id="id1" draw:layer="layout" svg:width="3.33cm" svg:height="1.517cm" svg:x="3.914cm" svg:y="2.87cm">
          <draw:text-box>
            <text:p text:style-name="P1">br c ?</text:p>
          </draw:text-box>
        </draw:frame>
        <draw:frame draw:style-name="gr3" draw:text-style-name="P1" draw:id="id3" draw:layer="layout" svg:width="5.551cm" svg:height="1.576cm" svg:x="2.846cm" svg:y="16.219cm">
          <draw:text-box>
            <text:p text:style-name="P1">r=<text:span text:style-name="T1">Ф</text:span><text:span text:style-name="T2">(r1,r3)</text:span></text:p>
          </draw:text-box>
        </draw:frame>
        <draw:connector draw:style-name="gr4" draw:text-style-name="P2" draw:layer="layout" draw:type="line" svg:x1="5.579cm" svg:y1="4.387cm" svg:x2="2.802cm" svg:y2="9.919cm" draw:start-shape="id1" draw:start-glue-point="2" draw:end-shape="id2" draw:end-glue-point="0" svg:d="m5579 4387-2777 5532">
          <text:p/>
        </draw:connector>
        <draw:connector draw:style-name="gr4" draw:text-style-name="P2" draw:layer="layout" draw:type="line" svg:x1="2.802cm" svg:y1="11.495cm" svg:x2="5.621cm" svg:y2="16.219cm" draw:start-shape="id2" draw:start-glue-point="2" draw:end-shape="id3" draw:end-glue-point="0" svg:d="m2802 11495 2819 4724">
          <text:p/>
        </draw:connector>
        <draw:custom-shape draw:style-name="gr5" draw:text-style-name="P2" draw:layer="layout" svg:width="3.847cm" svg:height="2.906cm" svg:x="10.669cm" svg:y="2.3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id="id2" draw:layer="layout" svg:width="2.775cm" svg:height="1.576cm" svg:x="1.415cm" svg:y="9.919cm">
          <draw:text-box>
            <text:p text:style-name="P1">r1=x</text:p>
          </draw:text-box>
        </draw:frame>
        <draw:connector draw:style-name="gr4" draw:text-style-name="P2" draw:layer="layout" draw:type="line" svg:x1="9.479cm" svg:y1="11.495cm" svg:x2="5.621cm" svg:y2="16.219cm" draw:start-shape="id4" draw:start-glue-point="2" draw:end-shape="id3" draw:end-glue-point="0" svg:d="m9479 11495-3858 4724">
          <text:p/>
        </draw:connector>
        <draw:frame draw:style-name="gr7" draw:text-style-name="P1" draw:id="id5" draw:layer="layout" svg:width="2.775cm" svg:height="1.637cm" svg:x="6.817cm" svg:y="6.589cm">
          <draw:text-box>
            <text:p text:style-name="P1">r2=y</text:p>
          </draw:text-box>
        </draw:frame>
        <draw:connector draw:style-name="gr4" draw:text-style-name="P2" draw:layer="layout" draw:type="line" svg:x1="5.579cm" svg:y1="4.387cm" svg:x2="8.204cm" svg:y2="6.589cm" draw:start-shape="id1" draw:start-glue-point="2" draw:end-shape="id5" draw:end-glue-point="0" svg:d="m5579 4387 2625 2202">
          <text:p/>
        </draw:connector>
        <draw:connector draw:style-name="gr4" draw:text-style-name="P2" draw:layer="layout" draw:type="line" svg:x1="8.204cm" svg:y1="8.226cm" svg:x2="9.479cm" svg:y2="9.919cm" draw:start-shape="id5" draw:start-glue-point="2" draw:end-shape="id4" svg:d="m8204 8226 1275 1693">
          <text:p/>
        </draw:connector>
        <draw:frame draw:style-name="gr8" draw:text-style-name="P1" draw:id="id9" draw:layer="layout" svg:width="6.192cm" svg:height="1.576cm" svg:x="22.416cm" svg:y="9.919cm">
          <draw:text-box>
            <text:p text:style-name="P1">r3=<text:span text:style-name="T1">Ф</text:span><text:span text:style-name="T2">(r4,r5)</text:span></text:p>
          </draw:text-box>
        </draw:frame>
        <draw:frame draw:style-name="gr9" draw:text-style-name="P1" draw:id="id6" draw:layer="layout" svg:width="3.33cm" svg:height="1.517cm" svg:x="16.786cm" svg:y="2.871cm">
          <draw:text-box>
            <text:p text:style-name="P1">br c ?</text:p>
          </draw:text-box>
        </draw:frame>
        <draw:frame draw:style-name="gr10" draw:text-style-name="P1" draw:id="id8" draw:layer="layout" svg:width="7.116cm" svg:height="1.576cm" svg:x="14.947cm" svg:y="16.219cm">
          <draw:text-box>
            <text:p text:style-name="P1">r=<text:span text:style-name="T1">Ф</text:span><text:span text:style-name="T2">(r1,t,r3)</text:span></text:p>
          </draw:text-box>
        </draw:frame>
        <draw:connector draw:style-name="gr4" draw:text-style-name="P2" draw:layer="layout" draw:type="line" svg:x1="18.451cm" svg:y1="4.388cm" svg:x2="16.603cm" svg:y2="9.889cm" draw:start-shape="id6" draw:start-glue-point="2" draw:end-shape="id7" draw:end-glue-point="0" svg:d="m18451 4388-1848 5501">
          <text:p/>
        </draw:connector>
        <draw:connector draw:style-name="gr4" draw:text-style-name="P2" draw:layer="layout" draw:type="line" svg:x1="16.603cm" svg:y1="11.527cm" svg:x2="18.505cm" svg:y2="16.219cm" draw:start-shape="id7" draw:start-glue-point="2" draw:end-shape="id8" draw:end-glue-point="0" svg:d="m16603 11527 1902 4692">
          <text:p/>
        </draw:connector>
        <draw:connector draw:style-name="gr4" draw:text-style-name="P2" draw:layer="layout" draw:type="line" svg:x1="25.512cm" svg:y1="11.495cm" svg:x2="18.505cm" svg:y2="16.219cm" draw:start-shape="id9" draw:start-glue-point="2" draw:end-shape="id8" draw:end-glue-point="0" svg:d="m25512 11495-7007 4724">
          <text:p/>
        </draw:connector>
        <draw:frame draw:style-name="gr11" draw:text-style-name="P1" draw:id="id10" draw:layer="layout" svg:width="2.774cm" svg:height="1.637cm" svg:x="19.218cm" svg:y="6.589cm">
          <draw:text-box>
            <text:p text:style-name="P1">r2=y</text:p>
          </draw:text-box>
        </draw:frame>
        <draw:connector draw:style-name="gr4" draw:text-style-name="P2" draw:layer="layout" draw:type="line" svg:x1="18.451cm" svg:y1="4.388cm" svg:x2="20.605cm" svg:y2="6.589cm" draw:start-shape="id6" draw:start-glue-point="2" draw:end-shape="id10" draw:end-glue-point="0" svg:d="m18451 4388 2154 2201">
          <text:p/>
        </draw:connector>
        <draw:frame draw:style-name="gr12" draw:text-style-name="P1" draw:id="id7" draw:layer="layout" svg:width="2.775cm" svg:height="1.638cm" svg:x="15.216cm" svg:y="9.889cm">
          <draw:text-box>
            <text:p text:style-name="P1">r1=x</text:p>
          </draw:text-box>
        </draw:frame>
        <draw:frame draw:style-name="gr13" draw:text-style-name="P1" draw:id="id11" draw:layer="layout" svg:width="2.574cm" svg:height="1.638cm" svg:x="19.319cm" svg:y="9.889cm">
          <draw:text-box>
            <text:p text:style-name="P1">t=r2</text:p>
          </draw:text-box>
        </draw:frame>
        <draw:connector draw:style-name="gr4" draw:text-style-name="P3" draw:layer="layout" draw:type="line" svg:x1="20.605cm" svg:y1="8.226cm" svg:x2="20.606cm" svg:y2="9.889cm" draw:start-shape="id10" draw:start-glue-point="2" draw:end-shape="id11" svg:d="m20605 8226 1 1663">
          <text:p/>
        </draw:connector>
        <draw:connector draw:style-name="gr4" draw:text-style-name="P3" draw:layer="layout" draw:type="line" svg:x1="20.606cm" svg:y1="11.527cm" svg:x2="18.505cm" svg:y2="16.219cm" draw:start-shape="id11" draw:start-glue-point="2" draw:end-shape="id8" draw:end-glue-point="0" svg:d="m20606 11527-2101 4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08:24:42</meta:creation-date>
    <dc:date>2010-01-14T13:16:54</dc:date>
    <meta:editing-duration>PT00H48M36S</meta:editing-duration>
    <meta:editing-cycles>4</meta:editing-cycles>
    <meta:generator>OpenOffice.org/3.1$Linux OpenOffice.org_project/310m19$Build-9420</meta:generator>
    <meta:document-statistic meta:object-count="23"/>
  </office:meta>
</office:document-meta>
</file>